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4.251cm" style:rel-column-width="16383*"/>
    </style:style>
    <style:style style:name="Tabel1.1" style:family="table-row">
      <style:table-row-properties fo:keep-together="always"/>
    </style:style>
    <style:style style:name="Tabel1.A1" style:family="table-cell">
      <style:table-cell-properties fo:padding="0.097cm" fo:border-left="0.5pt solid #000000" fo:border-right="none" fo:border-top="0.5pt solid #000000" fo:border-bottom="0.5pt solid #000000"/>
    </style:style>
    <style:style style:name="Tabel1.D1" style:family="table-cell">
      <style:table-cell-properties fo:padding="0.097cm" fo:border="0.5pt solid #000000"/>
    </style:style>
    <style:style style:name="P1" style:family="paragraph" style:parent-style-name="Heading_20_1">
      <style:text-properties fo:language="en" fo:country="US" officeooo:rsid="0014b41b" officeooo:paragraph-rsid="0014b41b"/>
    </style:style>
    <style:style style:name="P2" style:family="paragraph" style:parent-style-name="Text_20_body">
      <style:text-properties fo:language="en" fo:country="US" officeooo:paragraph-rsid="0014b41b"/>
    </style:style>
    <style:style style:name="P3" style:family="paragraph" style:parent-style-name="Heading_20_2">
      <style:text-properties fo:language="en" fo:country="US" officeooo:rsid="0014b41b" officeooo:paragraph-rsid="0014b41b"/>
    </style:style>
    <style:style style:name="P4" style:family="paragraph" style:parent-style-name="Text_20_body">
      <style:text-properties fo:language="en" fo:country="US" officeooo:rsid="0014b41b" officeooo:paragraph-rsid="0014b41b"/>
    </style:style>
    <style:style style:name="P5" style:family="paragraph" style:parent-style-name="Text_20_body" style:list-style-name="L1">
      <style:text-properties fo:language="en" fo:country="US" officeooo:rsid="0014b41b" officeooo:paragraph-rsid="0014b41b"/>
    </style:style>
    <style:style style:name="P6" style:family="paragraph" style:parent-style-name="Text_20_body" style:list-style-name="L1">
      <style:text-properties fo:language="en" fo:country="US" officeooo:rsid="0016824b" officeooo:paragraph-rsid="0016824b"/>
    </style:style>
    <style:style style:name="P7" style:family="paragraph" style:parent-style-name="Text_20_body" style:list-style-name="L1">
      <style:text-properties fo:language="en" fo:country="US" officeooo:rsid="001701d8" officeooo:paragraph-rsid="001701d8"/>
    </style:style>
    <style:style style:name="P8" style:family="paragraph" style:parent-style-name="Text_20_body">
      <style:text-properties fo:language="en" fo:country="US" officeooo:rsid="001701d8" officeooo:paragraph-rsid="001701d8"/>
    </style:style>
    <style:style style:name="P9" style:family="paragraph" style:parent-style-name="Text_20_body">
      <style:text-properties fo:language="en" fo:country="US" officeooo:rsid="0016824b" officeooo:paragraph-rsid="0016824b"/>
    </style:style>
    <style:style style:name="P10" style:family="paragraph" style:parent-style-name="Table_20_Contents">
      <style:text-properties officeooo:rsid="0016824b" officeooo:paragraph-rsid="0016824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I-Spoons database design</text:h>
      <text:p text:style-name="P2"/>
      <text:h text:style-name="P3" text:outline-level="2">Purpose</text:h>
      <text:p text:style-name="P4">The purpose of this database is to store the data submitted by users. The data this server should store include</text:p>
      <text:list text:style-name="L1">
        <text:list-item>
          <text:p text:style-name="P5">User information</text:p>
          <text:list>
            <text:list-item>
              <text:p text:style-name="P5">Preferred name</text:p>
            </text:list-item>
            <text:list-item>
              <text:p text:style-name="P5">Settings (Master AI disable switch, notifications enabled, etc.)</text:p>
            </text:list-item>
          </text:list>
        </text:list-item>
        <text:list-item>
          <text:p text:style-name="P5">Logs</text:p>
          <text:list>
            <text:list-item>
              <text:p text:style-name="P5">Entries</text:p>
              <text:list>
                <text:list-item>
                  <text:p text:style-name="P5">Basic mood</text:p>
                  <text:list>
                    <text:list-item>
                      <text:p text:style-name="P5">Integer: Happiness</text:p>
                    </text:list-item>
                    <text:list-item>
                      <text:p text:style-name="P5">Integer: Energy</text:p>
                    </text:list-item>
                    <text:list-item>
                      <text:p text:style-name="P5">Boolean: Value is automatically assigned via quick-log mode?</text:p>
                    </text:list-item>
                  </text:list>
                </text:list-item>
                <text:list-item>
                  <text:p text:style-name="P6">Notes</text:p>
                  <text:list>
                    <text:list-item>
                      <text:p text:style-name="P6">Text: Note contents</text:p>
                    </text:list-item>
                  </text:list>
                </text:list-item>
                <text:list-item>
                  <text:p text:style-name="P6">Timestamp: Time of submission</text:p>
                </text:list-item>
                <text:list-item>
                  <text:p text:style-name="P6">Boolean: User prefers this entry to have AI disabled</text:p>
                </text:list-item>
              </text:list>
            </text:list-item>
          </text:list>
        </text:list-item>
        <text:list-item>
          <text:p text:style-name="P6">Calendar</text:p>
          <text:list>
            <text:list-item>
              <text:p text:style-name="P6">Events</text:p>
              <text:list>
                <text:list-item>
                  <text:p text:style-name="P6">Timestamp: Start time of event</text:p>
                </text:list-item>
                <text:list-item>
                  <text:p text:style-name="P6">Timestamp: End time of event</text:p>
                </text:list-item>
                <text:list-item>
                  <text:p text:style-name="P6">String: Title of event</text:p>
                </text:list-item>
                <text:list-item>
                  <text:p text:style-name="P6">String: User note</text:p>
                </text:list-item>
              </text:list>
            </text:list-item>
          </text:list>
        </text:list-item>
        <text:list-item>
          <text:p text:style-name="P6">Notifications</text:p>
          <text:list>
            <text:list-item>
              <text:p text:style-name="P6">Text: Notification type (log reminder?)</text:p>
            </text:list-item>
            <text:list-item>
              <text:p text:style-name="P6">Boolean: Notification sent</text:p>
            </text:list-item>
            <text:list-item>
              <text:p text:style-name="P7">JSON: Notification contents</text:p>
              <text:list>
                <text:list-item>
                  <text:p text:style-name="P7">If empty or null, use the default notification content for this notification type</text:p>
                </text:list-item>
              </text:list>
            </text:list-item>
            <text:list-item>
              <text:p text:style-name="P7">Timestamp: Notification sent date</text:p>
            </text:list-item>
            <text:list-item>
              <text:p text:style-name="P6">UUID foreign key: Recipient user</text:p>
            </text:list-item>
          </text:list>
        </text:list-item>
        <text:list-item>
          <text:p text:style-name="P6"><text:soft-page-break/>Auth</text:p>
          <text:list>
            <text:list-item>
              <text:p text:style-name="P6">Auth is handled by Supabase Auth.</text:p>
            </text:list-item>
          </text:list>
        </text:list-item>
      </text:list>
      <text:p text:style-name="P8">ENTRIES IN LOGS AND CALENDAR SHOULD BE ENCRYPTED!</text:p>
      <text:p text:style-name="P2"/>
      <text:h text:style-name="Heading_20_2" text:outline-level="2">Tables</text:h>
      <text:p text:style-name="P9">Table name: users</text:p>
      <table:table table:name="Tabel1" table:style-name="Tabel1">
        <table:table-column table:style-name="Tabel1.A" table:number-columns-repeated="4"/>
        <table:table-row table:style-name="Tabel1.1">
          <table:table-cell table:style-name="Tabel1.A1" office:value-type="string">
            <text:p text:style-name="P10">user (foreign key, primary key)</text:p>
          </table:table-cell>
          <table:table-cell table:style-name="Tabel1.A1" office:value-type="string">
            <text:p text:style-name="P10">preferred_name (text)</text:p>
          </table:table-cell>
          <table:table-cell table:style-name="Tabel1.A1" office:value-type="string">
            <text:p text:style-name="P10">settings (json)</text:p>
          </table:table-cell>
          <table:table-cell table:style-name="Tabel1.D1" office:value-type="string">
            <text:p text:style-name="P10">wants_notifications (bool)</text:p>
          </table:table-cell>
        </table:table-row>
      </table:table>
      <text:p text:style-name="P9"/>
      <text:p text:style-name="P8">Table name: logs</text:p>
      <text:p text:style-name="P8">Table name: calendar</text:p>
      <text:p text:style-name="P8">Table name: notificat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1T14:18:18.969582719</meta:creation-date>
    <dc:date>2025-05-01T14:47:08.625891998</dc:date>
    <meta:editing-duration>PT5M13S</meta:editing-duration>
    <meta:editing-cycles>1</meta:editing-cycles>
    <meta:document-statistic meta:table-count="1" meta:image-count="0" meta:object-count="0" meta:page-count="2" meta:paragraph-count="41" meta:word-count="189" meta:character-count="1109" meta:non-whitespace-character-count="989"/>
    <meta:generator>LibreOffice/25.2.2.2$Linux_X86_64 LibreOffice_project/520$Build-2</meta:generator>
  </office:meta>
</office:document-meta>
</file>